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rystus Pan, Boży Syn</text:span><text:span text:style-name="T1"><text:line-break/></text:span><text:span text:style-name="T1">Zbawca nasz,</text:span><text:span text:style-name="T1"><text:line-break/></text:span><text:span text:style-name="T1">zgodził się</text:span><text:span text:style-name="T1"><text:line-break/></text:span><text:span text:style-name="T1">wziąć mój grzech,</text:span><text:span text:style-name="T1"><text:line-break/></text:span><text:span text:style-name="T1">za mnie umrzeć chciał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żebym znał</text:span><text:span text:style-name="T1"><text:line-break/></text:span><text:span text:style-name="T1">mój ogrom win</text:span><text:span text:style-name="T1"><text:line-break/></text:span><text:span text:style-name="T1">i wiedział, że</text:span><text:span text:style-name="T1"><text:line-break/></text:span><text:span text:style-name="T1">Krew Jego zbawia,</text:span><text:span text:style-name="T1"><text:line-break/></text:span><text:span text:style-name="T1">oczyszcza i lecz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73cm" svg:x="0cm" svg:y="-0.236cm" presentation:class="title" presentation:user-transformed="true">
          <draw:text-box>
            <text:p text:style-name="P1"><text:span text:style-name="T1">ref. Wywyższony bądź</text:span><text:span text:style-name="T1"><text:line-break/></text:span><text:span text:style-name="T1">Jezu, Baranku mój,</text:span><text:span text:style-name="T1"><text:line-break/></text:span><text:span text:style-name="T1">Tyś jedyny Odkupiciel,</text:span><text:span text:style-name="T1"><text:line-break/></text:span><text:span text:style-name="T1">Tyś mój Król!</text:span><text:span text:style-name="T1"><text:line-break/></text:span><text:span text:style-name="T1">Wywyższony bądź</text:span><text:span text:style-name="T1"><text:line-break/></text:span><text:span text:style-name="T1">Boży Baranku!</text:span><text:span text:style-name="T1"><text:line-break/></text:span><text:span text:style-name="T1">Przed Twym tronem dziś</text:span><text:span text:style-name="T1"><text:line-break/></text:span><text:span text:style-name="T1">najwyższy składam hoł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20T15:59:18</meta:creation-date>
    <dc:date>2013-09-24T11:00:28.207000000</dc:date>
    <dc:language>pl-PL</dc:language>
    <meta:editing-cycles>8</meta:editing-cycles>
    <meta:editing-duration>PT32M49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